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1cm"/>
    </style:style>
    <style:style style:name="co4" style:family="table-column">
      <style:table-column-properties fo:break-before="auto" style:column-width="2.72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6.003cm" svg:height="9.006cm" svg:x="10.098cm" svg:y="0.151cm">
            <draw:object draw:notify-on-update-of-ranges="Sheet1.A2:Sheet1.A10 Sheet1.B2:Sheet1.B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>
            <text:p>Analog Voltage(0 to 5V)</text:p>
          </table:table-cell>
          <table:table-cell office:value-type="string">
            <text:p>Actual Distance in cm</text:p>
          </table:table-cell>
        </table:table-row>
        <table:table-row table:style-name="ro1">
          <table:table-cell table:style-name="ce1" office:value-type="float" office:value="0.1106060606">
            <text:p>0.111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1" office:value-type="float" office:value="0.1136363636">
            <text:p>0.11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float" office:value="0.1333333333">
            <text:p>0.13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style-name="ce1" office:value-type="float" office:value="0.1666666667">
            <text:p>0.167</text:p>
          </table:table-cell>
          <table:table-cell office:value-type="float" office:value="25">
            <text:p>25</text:p>
          </table:table-cell>
        </table:table-row>
        <table:table-row table:style-name="ro1">
          <table:table-cell table:style-name="ce1" office:value-type="float" office:value="0.1893939394">
            <text:p>0.189</text:p>
          </table:table-cell>
          <table:table-cell office:value-type="float" office:value="30">
            <text:p>30</text:p>
          </table:table-cell>
        </table:table-row>
        <table:table-row table:style-name="ro1">
          <table:table-cell table:style-name="ce1" office:value-type="float" office:value="0.225">
            <text:p>0.225</text:p>
          </table:table-cell>
          <table:table-cell office:value-type="float" office:value="35">
            <text:p>35</text:p>
          </table:table-cell>
        </table:table-row>
        <table:table-row table:style-name="ro1">
          <table:table-cell table:style-name="ce1" office:value-type="float" office:value="0.2606060606">
            <text:p>0.261</text:p>
          </table:table-cell>
          <table:table-cell office:value-type="float" office:value="40">
            <text:p>40</text:p>
          </table:table-cell>
        </table:table-row>
        <table:table-row table:style-name="ro1">
          <table:table-cell table:style-name="ce1" office:value-type="float" office:value="0.3181818182">
            <text:p>0.318</text:p>
          </table:table-cell>
          <table:table-cell office:value-type="float" office:value="45">
            <text:p>45</text:p>
          </table:table-cell>
        </table:table-row>
        <table:table-row table:style-name="ro1">
          <table:table-cell table:style-name="ce1" office:value-type="float" office:value="0.3333333333">
            <text:p>0.333</text:p>
          </table:table-cell>
          <table:table-cell office:value-type="float" office:value="55">
            <text:p>55</text:p>
          </table:table-cell>
        </table:table-row>
        <table:table-row table:style-name="ro2" table:number-rows-repeated="3">
          <table:table-cell table:number-columns-repeated="2"/>
        </table:table-row>
        <table:table-row table:style-name="ro1">
          <table:table-cell table:number-columns-repeated="2"/>
        </table:table-row>
        <table:table-row table:style-name="ro2" table:number-rows-repeated="11">
          <table:table-cell table:number-columns-repeated="2"/>
        </table:table-row>
        <table:table-row table:style-name="ro1">
          <table:table-cell office:value-type="string">
            <text:p>Note: Accidentally took 5V in calculations. Should have been 3.3V!</text:p>
          </table:table-cell>
          <table:table-cell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IN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3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pal </meta:initial-creator>
    <meta:creation-date>2015-10-22T00:21:19</meta:creation-date>
    <dc:date>2015-10-22T03:18:07</dc:date>
    <dc:creator>Gopal </dc:creator>
    <meta:editing-duration>PT6M30S</meta:editing-duration>
    <meta:editing-cycles>3</meta:editing-cycles>
    <meta:generator>LibreOffice/3.5$Linux_X86_64 LibreOffice_project/350m1$Build-2</meta:generator>
    <meta:document-statistic meta:table-count="3" meta:cell-count="2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legend chart:legend-position="end" svg:x="13.152cm" svg:y="4.204cm" style:legend-expansion="high" chart:style-name="ch2"/>
        <chart:plot-area chart:style-name="ch3" table:cell-range-address="Sheet1.A2:Sheet1.B10" svg:x="0.77cm" svg:y="0.855cm" svg:width="11.742cm" svg:height="7.552cm">
          <chartooo:coordinate-region svg:x="1.391cm" svg:y="1.054cm" svg:width="10.789cm" svg:height="6.70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0" chart:class="chart:scatter">
            <chart:domain table:cell-range-address="Sheet1.A2:Sheet1.A10"/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106060606">
                <text:p>0.1106060606</text:p>
                <draw:g>
                  <svg:desc>Sheet1.A2:Sheet1.A10</svg:desc>
                </draw:g>
              </table:table-cell>
              <table:table-cell office:value-type="float" office:value="3">
                <text:p>3</text:p>
                <draw:g>
                  <svg:desc>Sheet1.B2:Sheet1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36363636">
                <text:p>0.11363636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333333333">
                <text:p>0.133333333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666666667">
                <text:p>0.166666666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893939394">
                <text:p>0.189393939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25">
                <text:p>0.22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606060606">
                <text:p>0.260606060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181818182">
                <text:p>0.318181818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333333333">
                <text:p>0.3333333333</text:p>
              </table:table-cell>
              <table:table-cell office:value-type="float" office:value="55">
                <text:p>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